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214183D52B6B9985A20.png" manifest:media-type="image/png"/>
  <manifest:file-entry manifest:full-path="Pictures/10000001000003E8000002149786921F0556F5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17cm" svg:height="9.043cm" draw:z-index="0"><draw:image xlink:href="Pictures/10000001000003E8000002149786921F0556F558.png" xlink:type="simple" xlink:show="embed" xlink:actuate="onLoad" draw:mime-type="image/png"/></draw:frame><draw:frame draw:style-name="fr1" draw:name="Image2" text:anchor-type="char" svg:x="-0.079cm" svg:y="10.735cm" svg:width="17cm" svg:height="9.043cm" draw:z-index="1"><draw:image xlink:href="Pictures/10000001000003E800000214183D52B6B9985A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5:33:34.858708742</meta:creation-date>
    <dc:date>2023-11-27T15:40:27.459065958</dc:date>
    <meta:editing-duration>PT6M5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